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912cm"/>
        </style:tab-stops>
      </style:paragraph-properties>
      <style:text-properties style:font-name="Arial"/>
    </style:style>
    <style:style style:name="P2" style:family="paragraph" style:parent-style-name="Standard">
      <style:paragraph-properties>
        <style:tab-stops>
          <style:tab-stop style:position="17.912cm"/>
        </style:tab-stops>
      </style:paragraph-properties>
      <style:text-properties style:font-name="Inter" fo:font-size="12pt"/>
    </style:style>
    <style:style style:name="P3" style:family="paragraph" style:parent-style-name="Standard">
      <style:paragraph-properties fo:margin-left="0cm" fo:margin-right="0.132cm" fo:margin-top="0cm" fo:margin-bottom="0cm" fo:text-indent="0cm" style:auto-text-indent="false" fo:padding="0cm" fo:border="none"/>
      <style:text-properties style:font-name="Inter" fo:font-size="10.5pt"/>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style>
    <style:style style:name="P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6"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7"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8"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9"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0"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1"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2"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Inter" fo:font-size="10.5pt"/>
    </style:style>
    <style:style style:name="P13"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Inter" fo:font-size="10.5pt" fo:background-color="#ffffff"/>
    </style:style>
    <style:style style:name="P14" style:family="paragraph" style:parent-style-name="Text_20_body" style:list-style-name="L1">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15" style:family="paragraph" style:parent-style-name="Text_20_body" style:list-style-name="L2">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16" style:family="paragraph" style:parent-style-name="Text_20_body" style:list-style-name="L4">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T1" style:family="text">
      <style:text-properties style:font-name="Inter" fo:font-size="10.5pt" fo:letter-spacing="normal" fo:font-weight="normal"/>
    </style:style>
    <style:style style:name="T2" style:family="text">
      <style:text-properties fo:background-color="#ffff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line-break/>Final Score: 10/10</text:p>
      <text:section text:style-name="Sect1" text:name="2238">
        <text:p text:style-name="P3">1)</text:p>
        <text:p text:style-name="P4"><text:span text:style-name="Strong_20_Emphasis"><text:span text:style-name="T1">What is malware wrapping and what is its purpose?</text:span></text:span></text:p>
        <text:list xml:id="list7256296896455540604" text:style-name="L1">
          <text:list-item>
            <text:p text:style-name="P5">Compressing a malware to make the code unreadable</text:p>
          </text:list-item>
          <text:list-item>
            <text:p text:style-name="P9">Including a legitimate file with the malware to make it more difficult to detect</text:p>
            <text:p text:style-name="P14">Comments: Malware wrapping is the technique of disguising malware with legitimate files to make it more difficult to detect. When malware is "wrapped" in a legitimate file, it is configured to extract or install the legitimate file as well as the malware when executed. This makes malware functions and strings undetectable to static analysis tools.</text:p>
          </text:list-item>
          <text:list-item>
            <text:p text:style-name="P5">Changing a malware’s file header to make it more difficult to detect</text:p>
          </text:list-item>
        </text:list>
        <text:p text:style-name="P12">Score: 2.50</text:p>
      </text:section>
      <text:section text:style-name="Sect1" text:name="2239">
        <text:p text:style-name="P3">2)</text:p>
        <text:p text:style-name="P4"><text:span text:style-name="Strong_20_Emphasis"><text:span text:style-name="T1">What is reverse engineering?</text:span></text:span></text:p>
        <text:list xml:id="list6324894253488236017" text:style-name="L2">
          <text:list-item>
            <text:p text:style-name="P6">Compiling malware into machine language from a high-level language using compilers</text:p>
          </text:list-item>
          <text:list-item>
            <text:p text:style-name="P6">Analyzing the packed version of a malware using decompilers</text:p>
          </text:list-item>
          <text:list-item>
            <text:p text:style-name="P10">Analyzing malware’s assembler code using debuggers and disassemblers</text:p>
            <text:p text:style-name="P15">Comments: Reverse engineering involves opening an executable file with debuggers and disassemblers to find and analyze the assembler code corresponding to the binary content of the file. Some advanced tools may even offer decompilation functions to rebuild the high-level source code initially used.</text:p>
          </text:list-item>
          <text:list-item>
            <text:p text:style-name="P6">Unpacking malware using debuggers and disassemblers</text:p>
          </text:list-item>
        </text:list>
        <text:p text:style-name="P12">Score: 2.50</text:p>
      </text:section>
      <text:section text:style-name="Sect1" text:name="2241">
        <text:p text:style-name="P3">3)</text:p>
        <text:p text:style-name="P4"><text:span text:style-name="Strong_20_Emphasis"><text:span text:style-name="T1">Which of the following tools checks a file’s MD5 hash in VirusTotal?</text:span></text:span></text:p>
        <text:p text:style-name="P4"><text:span text:style-name="Strong_20_Emphasis"><text:span text:style-name="T1">You can select more than one answer</text:span></text:span></text:p>
        <text:list xml:id="list5411012400054917997" text:style-name="L3">
          <text:list-item>
            <text:p text:style-name="P7">Dependency Walker</text:p>
          </text:list-item>
          <text:list-item>
            <text:p text:style-name="P11">FileAlyzer</text:p>
          </text:list-item>
          <text:list-item>
            <text:p text:style-name="P7">Strings</text:p>
          </text:list-item>
          <text:list-item>
            <text:p text:style-name="P11">PeStudio</text:p>
          </text:list-item>
        </text:list>
        <text:p text:style-name="P13">Score: 2.50</text:p>
      </text:section>
      <text:section text:style-name="Sect1" text:name="2244">
        <text:p text:style-name="P3">4)</text:p>
        <text:p text:style-name="P4"><text:span text:style-name="Strong_20_Emphasis"><text:span text:style-name="T1">What is the main use of PeStudio?</text:span></text:span></text:p>
        <text:list xml:id="list2112882120208314357" text:style-name="L4">
          <text:list-item>
            <text:p text:style-name="P8">T<text:span text:style-name="T2">o view suspicious files, imports, resources, and the MD5 hash</text:span></text:p>
            <text:p text:style-name="P16">Comments: PeStudio displays different information, such as indicators, libraries, imports, resources, strings, and VirusTotal information.</text:p>
          </text:list-item>
          <text:list-item>
            <text:p text:style-name="P8">To scan the file and display libraries and imported functions</text:p>
          </text:list-item>
          <text:list-item>
            <text:p text:style-name="P8">To examine the binary data of suspicious files</text:p>
          </text:list-item>
          <text:list-item>
            <text:p text:style-name="P8">To identify whether or not suspicious files are packed with known packers</text:p>
          </text:list-item>
        </text:list>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282cm" fo:margin-left="1.058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14$Win32 OpenOffice.org_project/4114m1$Build-9811</meta:generator>
    <dc:date>2024-01-10T12:39:07.70</dc:date>
    <dc:creator>kaos sevdalisi</dc:creator>
    <meta:document-statistic meta:table-count="0" meta:image-count="0" meta:object-count="0" meta:page-count="1" meta:paragraph-count="31" meta:word-count="296" meta:character-count="1818"/>
    <meta:user-defined meta:name="Info 1"/>
    <meta:user-defined meta:name="Info 2"/>
    <meta:user-defined meta:name="Info 3"/>
    <meta:user-defined meta:name="Info 4"/>
  </office:meta>
</office:document-meta>
</file>